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ORAL PERSON AND GOD (2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ORAL PERSON AND GOD (2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ea rendered (2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ea refuted (2:1b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lea refuted (2:1b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ason for this (2:1b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sults of this (2:5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results of this (2:5-11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o be the object of God's terrible wrath (2:5-8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o experience sorrow and suffering (2:9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plea refuted (2:1b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he reason for this (2:1b-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results of this (2:5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MORAL PERSON AND GOD (2:1-11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plea rendered (2:1a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plea refuted (2:1b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OMANS 2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MORAL PERSON AND GOD (2:1-1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AGAN PERSON AND GOD (2:12-16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PAGAN PERSON AND GOD (2:12-16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plea rendered (2:12-1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lea refuted (2:14-1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OMANS 2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MORAL PERSON AND GOD (2:1-11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PAGAN PERSON AND GOD (2:12-16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LIGIOUS PERSON AND GOD (2:17-2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E RELIGIOUS PERSON AND GOD (2:17-29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lea rendered (2:17-20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lea refuted (2:21-2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plea refuted (2:21-29):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marks of religious Jews (2:21-24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marks of redeemed Jews (2:25-29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THE RELIGIOUS PERSON AND GOD (2:17-29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plea rendered (2:17-2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plea refuted (2:21-2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ROMANS 2</text:span><text:span text:style-name="a610" text:class-names=""/></text:p>
          </draw:text-box>
          <svg:title/>
          <svg:desc/>
        </draw:frame>
        <draw:frame draw:id="id108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THE MORAL PERSON AND GOD (2:1-11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PAGAN PERSON AND GOD (2:12-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RELIGIOUS PERSON AND GOD (2:17-2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2</dc:title>
    <meta:initial-creator>David STRICKLAND</meta:initial-creator>
    <dc:creator>David STRICKLAND</dc:creator>
    <meta:creation-date>2020-02-22T17:40:50Z</meta:creation-date>
    <dc:date>2020-02-22T17:40:51Z</dc:date>
    <meta:template xlink:href="BibleStudy" xlink:type="simple"/>
    <meta:editing-cycles>1</meta:editing-cycles>
    <meta:editing-duration>PT0S</meta:editing-duration>
    <meta:document-statistic meta:paragraph-count="40" meta:word-count="290"/>
  </office:meta>
</office:document-meta>
</file>